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nl" fo:country="NL" style:language-asian="fr" style:country-asian="FR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1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3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3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4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it" fo:country="IT" style:language-asian="fr" style:country-asian="FR"/>
    </style:style>
    <style:style style:name="P45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5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5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6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6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6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6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6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6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6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6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6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7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7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7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7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7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7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7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7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7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7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8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8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8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8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8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8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8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8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8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9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0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21" style:parent-style-name="Normal" style:family="paragraph">
      <style:text-properties fo:language="en" fo:country="GB"/>
    </style:style>
    <style:style style:name="T522" style:parent-style-name="Policepardéfaut" style:family="text">
      <style:text-properties fo:language="en" fo:country="GB"/>
    </style:style>
    <style:style style:name="T523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T524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T525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T526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T527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T528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</office:automatic-styles>
  <office:body>
    <office:text text:use-soft-page-breaks="true">
      <text:p text:style-name="P1">Size of the control group: 897.</text:p>
      <text:p text:style-name="P2">Size of the control group: 777.</text:p>
      <text:p text:style-name="P3">Size of the control group: 660.</text:p>
      <text:p text:style-name="P4">=========================================================</text:p>
      <text:p text:style-name="P5">MILK 1</text:p>
      <text:p text:style-name="P6">Coef : -0.02615583092938012</text:p>
      <text:p text:style-name="P7">Coef/err : 2.9708301562418797</text:p>
      <text:p text:style-name="P8">=========================================================</text:p>
      <text:p text:style-name="P9">MILK 3</text:p>
      <text:p text:style-name="P10">Coef : -0.0266045386585807</text:p>
      <text:p text:style-name="P11">Coef/err : 3.017448208959818</text:p>
      <text:p text:style-name="P12">=========================================================</text:p>
      <text:p text:style-name="P13">MILK 4</text:p>
      <text:p text:style-name="P14">Coef : -0.025871774532727154</text:p>
      <text:p text:style-name="P15">Coef/err : 2.8698394548131527</text:p>
      <text:p text:style-name="P16">=========================================================</text:p>
      <text:p text:style-name="P17">MILK 5</text:p>
      <text:p text:style-name="P18">Coef : -0.032134460619354654</text:p>
      <text:p text:style-name="P19">Coef/err : 3.62395950868008</text:p>
      <text:p text:style-name="P20">=========================================================</text:p>
      <text:p text:style-name="P21">MILK 6</text:p>
      <text:p text:style-name="P22">Coef : -0.025606464768733406</text:p>
      <text:p text:style-name="P23">Coef/err : 2.9062101463082444</text:p>
      <text:p text:style-name="P24">=========================================================</text:p>
      <text:p text:style-name="P25">MILK 7</text:p>
      <text:p text:style-name="P26">Coef : -0.02653149090240825</text:p>
      <text:p text:style-name="P27">Coef/err : 2.952443863167948</text:p>
      <text:p text:style-name="P28">=========================================================</text:p>
      <text:p text:style-name="P29">MILK 8</text:p>
      <text:p text:style-name="P30">Coef : -0.02586874019758345</text:p>
      <text:p text:style-name="P31">Coef/err : 2.9430615155416238</text:p>
      <text:p text:style-name="P32">=========================================================</text:p>
      <text:p text:style-name="P33">MILK 9</text:p>
      <text:p text:style-name="P34">Coef : -0.026197759483440164</text:p>
      <text:p text:style-name="P35">Coef/err : 2.9794332452849015</text:p>
      <text:p text:style-name="P36">=========================================================</text:p>
      <text:p text:style-name="P37">MILK 10</text:p>
      <text:p text:style-name="P38">Coef : -0.02349608695508021</text:p>
      <text:p text:style-name="P39">Coef/err : 2.6379936108609603</text:p>
      <text:p text:style-name="P40">=========================================================</text:p>
      <text:p text:style-name="P41">MILK 11</text:p>
      <text:p text:style-name="P42">Coef : -0.026702907017484012</text:p>
      <text:p text:style-name="P43">Coef/err : 3.032487926077798</text:p>
      <text:p text:style-name="P44">=========================================================</text:p>
      <text:p text:style-name="P45">MILK 13</text:p>
      <text:p text:style-name="P46">Coef : -0.023150846205497344</text:p>
      <text:p text:style-name="P47">Coef/err : 2.5943831914919566</text:p>
      <text:p text:style-name="P48">=========================================================</text:p>
      <text:p text:style-name="P49">MILK 15</text:p>
      <text:p text:style-name="P50">Coef : -0.027276023024758622</text:p>
      <text:p text:style-name="P51">Coef/err : 3.104556368728826</text:p>
      <text:p text:style-name="P52">=========================================================</text:p>
      <text:p text:style-name="P53">MILK 16</text:p>
      <text:p text:style-name="P54">Coef : -0.026057024388785988</text:p>
      <text:p text:style-name="P55">Coef/err : 2.960965125256336</text:p>
      <text:p text:style-name="P56">=========================================================</text:p>
      <text:p text:style-name="P57">MILK 17</text:p>
      <text:p text:style-name="P58">Coef : -0.02133214902278846</text:p>
      <text:p text:style-name="P59">Coef/err : 2.378279584073012</text:p>
      <text:p text:style-name="P60">=========================================================</text:p>
      <text:p text:style-name="P61">MILK 18</text:p>
      <text:soft-page-break/>
      <text:p text:style-name="P62">Coef : -0.02013641154150425</text:p>
      <text:p text:style-name="P63">Coef/err : 2.2432700105579304</text:p>
      <text:p text:style-name="P64">=========================================================</text:p>
      <text:p text:style-name="P65">MILK 19</text:p>
      <text:p text:style-name="P66">Coef : -0.025817944003535653</text:p>
      <text:p text:style-name="P67">Coef/err : 2.935250652781827</text:p>
      <text:p text:style-name="P68">=========================================================</text:p>
      <text:p text:style-name="P69">MILK 20</text:p>
      <text:p text:style-name="P70">Coef : -0.025300140020966033</text:p>
      <text:p text:style-name="P71">Coef/err : 2.8810255906300726</text:p>
      <text:p text:style-name="P72">=========================================================</text:p>
      <text:p text:style-name="P73">MILK 22</text:p>
      <text:p text:style-name="P74">Coef : -0.02664418494778964</text:p>
      <text:p text:style-name="P75">Coef/err : 3.0273562913396064</text:p>
      <text:p text:style-name="P76">=========================================================</text:p>
      <text:p text:style-name="P77">MILK 23</text:p>
      <text:p text:style-name="P78">Coef : -0.02590457923045264</text:p>
      <text:p text:style-name="P79">Coef/err : 2.952314315056814</text:p>
      <text:p text:style-name="P80">Size of the control group: 661.</text:p>
      <text:p text:style-name="P81">Size of the control group: 635.</text:p>
      <text:p text:style-name="P82">Size of the control group: 638.</text:p>
      <text:p text:style-name="P83">=========================================================</text:p>
      <text:p text:style-name="P84">CHEESE 1</text:p>
      <text:p text:style-name="P85">Coef : -0.02487231344185903</text:p>
      <text:p text:style-name="P86">Coef/err : 2.8144522609473346</text:p>
      <text:p text:style-name="P87">=========================================================</text:p>
      <text:p text:style-name="P88">CHEESE 3</text:p>
      <text:p text:style-name="P89">Coef : -0.02319018399691164</text:p>
      <text:p text:style-name="P90">Coef/err : 2.501914214723397</text:p>
      <text:p text:style-name="P91">=========================================================</text:p>
      <text:p text:style-name="P92">CHEESE 4</text:p>
      <text:p text:style-name="P93">Coef : -0.03105837459434324</text:p>
      <text:p text:style-name="P94">Coef/err : 3.3726200808805182</text:p>
      <text:p text:style-name="P95">=========================================================</text:p>
      <text:p text:style-name="P96">CHEESE 5</text:p>
      <text:p text:style-name="P97">Coef : -0.024008957567652534</text:p>
      <text:p text:style-name="P98">Coef/err : 2.7220458549269915</text:p>
      <text:p text:style-name="P99">=========================================================</text:p>
      <text:p text:style-name="P100">CHEESE 6</text:p>
      <text:p text:style-name="P101">Coef : -0.02361257330782751</text:p>
      <text:p text:style-name="P102">Coef/err : 2.650950331542913</text:p>
      <text:p text:style-name="P103">=========================================================</text:p>
      <text:p text:style-name="P104">CHEESE 7</text:p>
      <text:p text:style-name="P105">Coef : -0.026664899111416784</text:p>
      <text:p text:style-name="P106">Coef/err : 2.9959081734804878</text:p>
      <text:p text:style-name="P107">=========================================================</text:p>
      <text:p text:style-name="P108">CHEESE 8</text:p>
      <text:p text:style-name="P109">Coef : -0.025385404971589032</text:p>
      <text:p text:style-name="P110">Coef/err : 2.874960290165574</text:p>
      <text:p text:style-name="P111">=========================================================</text:p>
      <text:p text:style-name="P112">CHEESE 9</text:p>
      <text:p text:style-name="P113">Coef : -0.024321754107473392</text:p>
      <text:p text:style-name="P114">Coef/err : 2.733281660065126</text:p>
      <text:p text:style-name="P115">=========================================================</text:p>
      <text:p text:style-name="P116">CHEESE 10</text:p>
      <text:p text:style-name="P117">Coef : -0.0269957130062346</text:p>
      <text:p text:style-name="P118">Coef/err : 2.98418460839192</text:p>
      <text:p text:style-name="P119">=========================================================</text:p>
      <text:p text:style-name="P120">CHEESE 11</text:p>
      <text:p text:style-name="P121">Coef : -0.02214419352754482</text:p>
      <text:p text:style-name="P122">Coef/err : 2.494157578661776</text:p>
      <text:soft-page-break/>
      <text:p text:style-name="P123">=========================================================</text:p>
      <text:p text:style-name="P124">CHEESE 13</text:p>
      <text:p text:style-name="P125">Coef : -0.021763266916625446</text:p>
      <text:p text:style-name="P126">Coef/err : 2.454724780739293</text:p>
      <text:p text:style-name="P127">=========================================================</text:p>
      <text:p text:style-name="P128">CHEESE 15</text:p>
      <text:p text:style-name="P129">Coef : -0.02584826802768092</text:p>
      <text:p text:style-name="P130">Coef/err : 2.9084113261087627</text:p>
      <text:p text:style-name="P131">=========================================================</text:p>
      <text:p text:style-name="P132">CHEESE 16</text:p>
      <text:p text:style-name="P133">Coef : -0.024825167252922387</text:p>
      <text:p text:style-name="P134">Coef/err : 2.7767077021863598</text:p>
      <text:p text:style-name="P135">=========================================================</text:p>
      <text:p text:style-name="P136">CHEESE 17</text:p>
      <text:p text:style-name="P137">Coef : -0.027964694606708362</text:p>
      <text:p text:style-name="P138">Coef/err : 3.04148844279235</text:p>
      <text:p text:style-name="P139">=========================================================</text:p>
      <text:p text:style-name="P140">CHEESE 18</text:p>
      <text:p text:style-name="P141">Coef : -0.02402665096892931</text:p>
      <text:p text:style-name="P142">Coef/err : 2.7252069830573022</text:p>
      <text:p text:style-name="P143">=========================================================</text:p>
      <text:p text:style-name="P144">CHEESE 19</text:p>
      <text:p text:style-name="P145">Coef : -0.02510247818570599</text:p>
      <text:p text:style-name="P146">Coef/err : 2.8398543839858985</text:p>
      <text:p text:style-name="P147">=========================================================</text:p>
      <text:p text:style-name="P148">CHEESE 20</text:p>
      <text:p text:style-name="P149">Coef : -0.02441250508172499</text:p>
      <text:p text:style-name="P150">Coef/err : 2.760922263127378</text:p>
      <text:p text:style-name="P151">=========================================================</text:p>
      <text:p text:style-name="P152">CHEESE 22</text:p>
      <text:p text:style-name="P153">Coef : -0.024526601009400184</text:p>
      <text:p text:style-name="P154">Coef/err : 2.775342182859162</text:p>
      <text:p text:style-name="P155">=========================================================</text:p>
      <text:p text:style-name="P156">CHEESE 23</text:p>
      <text:p text:style-name="P157">Coef : -0.02431977676493935</text:p>
      <text:p text:style-name="P158">Coef/err : 2.7426576788649597</text:p>
      <text:p text:style-name="P159">Size of the control group: 634.</text:p>
      <text:p text:style-name="P160">Size of the control group: 526.</text:p>
      <text:p text:style-name="P161">Size of the control group: 485.</text:p>
      <text:p text:style-name="P162">=========================================================</text:p>
      <text:p text:style-name="P163">CONDIMENTS, GRAVIES, AND SAUCES 1</text:p>
      <text:p text:style-name="P164">Coef : 0.031128456892056455</text:p>
      <text:p text:style-name="P165">Coef/err : 2.655248858888877</text:p>
      <text:p text:style-name="P166">=========================================================</text:p>
      <text:p text:style-name="P167">CONDIMENTS, GRAVIES, AND SAUCES 3</text:p>
      <text:p text:style-name="P168">Coef : 0.029861226100714733</text:p>
      <text:p text:style-name="P169">Coef/err : 2.552274545136012</text:p>
      <text:p text:style-name="P170">=========================================================</text:p>
      <text:p text:style-name="P171">CONDIMENTS, GRAVIES, AND SAUCES 4</text:p>
      <text:p text:style-name="P172">Coef : 0.03172643707509093</text:p>
      <text:p text:style-name="P173">Coef/err : 2.6657112941682777</text:p>
      <text:p text:style-name="P174">=========================================================</text:p>
      <text:p text:style-name="P175">CONDIMENTS, GRAVIES, AND SAUCES 5</text:p>
      <text:p text:style-name="P176">Coef : 0.026852418873979156</text:p>
      <text:p text:style-name="P177">Coef/err : 2.2329985134920998</text:p>
      <text:p text:style-name="P178">=========================================================</text:p>
      <text:p text:style-name="P179">CONDIMENTS, GRAVIES, AND SAUCES 6</text:p>
      <text:p text:style-name="P180">Coef : 0.026679050234140966</text:p>
      <text:p text:style-name="P181">Coef/err : 2.236817870500636</text:p>
      <text:p text:style-name="P182">=========================================================</text:p>
      <text:p text:style-name="P183">CONDIMENTS, GRAVIES, AND SAUCES 7</text:p>
      <text:soft-page-break/>
      <text:p text:style-name="P184">Coef : 0.02930522343895614</text:p>
      <text:p text:style-name="P185">Coef/err : 2.4408159556385387</text:p>
      <text:p text:style-name="P186">=========================================================</text:p>
      <text:p text:style-name="P187">CONDIMENTS, GRAVIES, AND SAUCES 8</text:p>
      <text:p text:style-name="P188">Coef : 0.025793341482581944</text:p>
      <text:p text:style-name="P189">Coef/err : 2.152563326155483</text:p>
      <text:p text:style-name="P190">=========================================================</text:p>
      <text:p text:style-name="P191">CONDIMENTS, GRAVIES, AND SAUCES 9</text:p>
      <text:p text:style-name="P192">Coef : 0.03230928171885972</text:p>
      <text:p text:style-name="P193">Coef/err : 2.717001289966396</text:p>
      <text:p text:style-name="P194">=========================================================</text:p>
      <text:p text:style-name="P195">CONDIMENTS, GRAVIES, AND SAUCES 10</text:p>
      <text:p text:style-name="P196">Coef : 0.027493850368685457</text:p>
      <text:p text:style-name="P197">Coef/err : 2.336886998691659</text:p>
      <text:p text:style-name="P198">=========================================================</text:p>
      <text:p text:style-name="P199">CONDIMENTS, GRAVIES, AND SAUCES 11</text:p>
      <text:p text:style-name="P200">Coef : 0.030572519020758415</text:p>
      <text:p text:style-name="P201">Coef/err : 2.5809633999693067</text:p>
      <text:p text:style-name="P202">=========================================================</text:p>
      <text:p text:style-name="P203">CONDIMENTS, GRAVIES, AND SAUCES 13</text:p>
      <text:p text:style-name="P204">Coef : 0.02720757173509525</text:p>
      <text:p text:style-name="P205">Coef/err : 2.324060824948668</text:p>
      <text:p text:style-name="P206">=========================================================</text:p>
      <text:p text:style-name="P207">CONDIMENTS, GRAVIES, AND SAUCES 15</text:p>
      <text:p text:style-name="P208">Coef : 0.02833299919489929</text:p>
      <text:p text:style-name="P209">Coef/err : 2.392502986436647</text:p>
      <text:p text:style-name="P210">=========================================================</text:p>
      <text:p text:style-name="P211">CONDIMENTS, GRAVIES, AND SAUCES 16</text:p>
      <text:p text:style-name="P212">Coef : 0.029762999148816638</text:p>
      <text:p text:style-name="P213">Coef/err : 2.5072098020928637</text:p>
      <text:p text:style-name="P214">=========================================================</text:p>
      <text:p text:style-name="P215">CONDIMENTS, GRAVIES, AND SAUCES 17</text:p>
      <text:p text:style-name="P216">Coef : 0.0300487531291993</text:p>
      <text:p text:style-name="P217">Coef/err : 2.5342014225941467</text:p>
      <text:p text:style-name="P218">=========================================================</text:p>
      <text:p text:style-name="P219">CONDIMENTS, GRAVIES, AND SAUCES 18</text:p>
      <text:p text:style-name="P220">Coef : 0.028387141111417824</text:p>
      <text:p text:style-name="P221">Coef/err : 2.3852682810369195</text:p>
      <text:p text:style-name="P222">=========================================================</text:p>
      <text:p text:style-name="P223">CONDIMENTS, GRAVIES, AND SAUCES 19</text:p>
      <text:p text:style-name="P224">Coef : 0.026891889045717488</text:p>
      <text:p text:style-name="P225">Coef/err : 2.2916923413429107</text:p>
      <text:p text:style-name="P226">=========================================================</text:p>
      <text:p text:style-name="P227">CONDIMENTS, GRAVIES, AND SAUCES 20</text:p>
      <text:p text:style-name="P228">Coef : 0.030039914885771957</text:p>
      <text:p text:style-name="P229">Coef/err : 2.5597089867232485</text:p>
      <text:p text:style-name="P230">=========================================================</text:p>
      <text:p text:style-name="P231">CONDIMENTS, GRAVIES, AND SAUCES 22</text:p>
      <text:p text:style-name="P232">Coef : 0.029751788341135343</text:p>
      <text:p text:style-name="P233">Coef/err : 2.5297391979389743</text:p>
      <text:p text:style-name="P234">=========================================================</text:p>
      <text:p text:style-name="P235">CONDIMENTS, GRAVIES, AND SAUCES 23</text:p>
      <text:p text:style-name="P236">Coef : 0.02506156671716364</text:p>
      <text:p text:style-name="P237">Coef/err : 2.1215706763986035</text:p>
      <text:p text:style-name="P238">Size of the control group: 460.</text:p>
      <text:p text:style-name="P239">=========================================================</text:p>
      <text:p text:style-name="P240">CANDY 1</text:p>
      <text:p text:style-name="P241">Coef : 0.08396482698792673</text:p>
      <text:p text:style-name="P242">Coef/err : 5.4898648067252145</text:p>
      <text:p text:style-name="P243">=========================================================</text:p>
      <text:p text:style-name="P244">CANDY 3</text:p>
      <text:soft-page-break/>
      <text:p text:style-name="P245">Coef : 0.08514962216283939</text:p>
      <text:p text:style-name="P246">Coef/err : 5.562096842645595</text:p>
      <text:p text:style-name="P247">=========================================================</text:p>
      <text:p text:style-name="P248">CANDY 4</text:p>
      <text:p text:style-name="P249">Coef : 0.08300115990859447</text:p>
      <text:p text:style-name="P250">Coef/err : 5.395077873857792</text:p>
      <text:p text:style-name="P251">=========================================================</text:p>
      <text:p text:style-name="P252">CANDY 5</text:p>
      <text:p text:style-name="P253">Coef : 0.08672610864528374</text:p>
      <text:p text:style-name="P254">Coef/err : 5.629344014862499</text:p>
      <text:p text:style-name="P255">=========================================================</text:p>
      <text:p text:style-name="P256">CANDY 6</text:p>
      <text:p text:style-name="P257">Coef : 0.08782929326652633</text:p>
      <text:p text:style-name="P258">Coef/err : 5.468587406190779</text:p>
      <text:p text:style-name="P259">=========================================================</text:p>
      <text:p text:style-name="P260">CANDY 7</text:p>
      <text:p text:style-name="P261">Coef : 0.08380496456799835</text:p>
      <text:p text:style-name="P262">Coef/err : 5.5081862326245945</text:p>
      <text:p text:style-name="P263">=========================================================</text:p>
      <text:p text:style-name="P264">CANDY 8</text:p>
      <text:p text:style-name="P265">Coef : 0.08390344630511426</text:p>
      <text:p text:style-name="P266">Coef/err : 5.48549143332116</text:p>
      <text:p text:style-name="P267">=========================================================</text:p>
      <text:p text:style-name="P268">CANDY 9</text:p>
      <text:p text:style-name="P269">Coef : 0.08449177798711593</text:p>
      <text:p text:style-name="P270">Coef/err : 5.51948144878279</text:p>
      <text:p text:style-name="P271">=========================================================</text:p>
      <text:p text:style-name="P272">CANDY 10</text:p>
      <text:p text:style-name="P273">Coef : 0.08312215494264308</text:p>
      <text:p text:style-name="P274">Coef/err : 5.358756499449626</text:p>
      <text:p text:style-name="P275">=========================================================</text:p>
      <text:p text:style-name="P276">CANDY 11</text:p>
      <text:p text:style-name="P277">Coef : 0.09362147377689922</text:p>
      <text:p text:style-name="P278">Coef/err : 6.0288993065117396</text:p>
      <text:p text:style-name="P279">=========================================================</text:p>
      <text:p text:style-name="P280">CANDY 13</text:p>
      <text:p text:style-name="P281">Coef : 0.0791172992127096</text:p>
      <text:p text:style-name="P282">Coef/err : 5.153289454190386</text:p>
      <text:p text:style-name="P283">=========================================================</text:p>
      <text:p text:style-name="P284">CANDY 15</text:p>
      <text:p text:style-name="P285">Coef : 0.08264528733889698</text:p>
      <text:p text:style-name="P286">Coef/err : 5.352599795335608</text:p>
      <text:p text:style-name="P287">=========================================================</text:p>
      <text:p text:style-name="P288">CANDY 16</text:p>
      <text:p text:style-name="P289">Coef : 0.08433330130431305</text:p>
      <text:p text:style-name="P290">Coef/err : 5.519197748775052</text:p>
      <text:p text:style-name="P291">=========================================================</text:p>
      <text:p text:style-name="P292">CANDY 17</text:p>
      <text:p text:style-name="P293">Coef : 0.08556830166363394</text:p>
      <text:p text:style-name="P294">Coef/err : 5.533088871707931</text:p>
      <text:p text:style-name="P295">=========================================================</text:p>
      <text:p text:style-name="P296">CANDY 18</text:p>
      <text:p text:style-name="P297">Coef : 0.08694355467214088</text:p>
      <text:p text:style-name="P298">Coef/err : 5.616779244111045</text:p>
      <text:p text:style-name="P299">=========================================================</text:p>
      <text:p text:style-name="P300">CANDY 19</text:p>
      <text:p text:style-name="P301">Coef : 0.08134282922771674</text:p>
      <text:p text:style-name="P302">Coef/err : 5.229690323647169</text:p>
      <text:p text:style-name="P303">=========================================================</text:p>
      <text:p text:style-name="P304">CANDY 20</text:p>
      <text:p text:style-name="P305">Coef : 0.0808921485710099</text:p>
      <text:soft-page-break/>
      <text:p text:style-name="P306">Coef/err : 5.021960416575043</text:p>
      <text:p text:style-name="P307">=========================================================</text:p>
      <text:p text:style-name="P308">CANDY 22</text:p>
      <text:p text:style-name="P309">Coef : 0.08373917798219854</text:p>
      <text:p text:style-name="P310">Coef/err : 5.4830793109406795</text:p>
      <text:p text:style-name="P311">=========================================================</text:p>
      <text:p text:style-name="P312">CANDY 23</text:p>
      <text:p text:style-name="P313">Coef : 0.08406292780041946</text:p>
      <text:p text:style-name="P314">Coef/err : 5.468171458370218</text:p>
      <text:p text:style-name="P315">Size of the control group: 455.</text:p>
      <text:p text:style-name="P316">Size of the control group: 371.</text:p>
      <text:p text:style-name="P317">=========================================================</text:p>
      <text:p text:style-name="P318">EGGS 8</text:p>
      <text:p text:style-name="P319">Coef : -0.03632948965944771</text:p>
      <text:p text:style-name="P320">Coef/err : 2.151683889803516</text:p>
      <text:p text:style-name="P321">=========================================================</text:p>
      <text:p text:style-name="P322">EGGS 9</text:p>
      <text:p text:style-name="P323">Coef : -0.03395963080192599</text:p>
      <text:p text:style-name="P324">Coef/err : 2.0231921564636695</text:p>
      <text:p text:style-name="P325">Size of the control group: 421.</text:p>
      <text:p text:style-name="P326">=========================================================</text:p>
      <text:p text:style-name="P327">CEREAL 1</text:p>
      <text:p text:style-name="P328">Coef : 0.02599172010537476</text:p>
      <text:p text:style-name="P329">Coef/err : 2.7649911963855005</text:p>
      <text:p text:style-name="P330">=========================================================</text:p>
      <text:p text:style-name="P331">CEREAL 3</text:p>
      <text:p text:style-name="P332">Coef : 0.022133748341757853</text:p>
      <text:p text:style-name="P333">Coef/err : 2.33145991603478</text:p>
      <text:p text:style-name="P334">=========================================================</text:p>
      <text:p text:style-name="P335">CEREAL 4</text:p>
      <text:p text:style-name="P336">Coef : 0.021629161535217323</text:p>
      <text:p text:style-name="P337">Coef/err : 2.283405049166472</text:p>
      <text:p text:style-name="P338">=========================================================</text:p>
      <text:p text:style-name="P339">CEREAL 5</text:p>
      <text:p text:style-name="P340">Coef : 0.026156252757851606</text:p>
      <text:p text:style-name="P341">Coef/err : 2.7894065073518153</text:p>
      <text:p text:style-name="P342">=========================================================</text:p>
      <text:p text:style-name="P343">CEREAL 6</text:p>
      <text:p text:style-name="P344">Coef : 0.025246245328272243</text:p>
      <text:p text:style-name="P345">Coef/err : 2.6635391776891146</text:p>
      <text:p text:style-name="P346">=========================================================</text:p>
      <text:p text:style-name="P347">CEREAL 7</text:p>
      <text:p text:style-name="P348">Coef : 0.027269801038335206</text:p>
      <text:p text:style-name="P349">Coef/err : 2.8893908299378612</text:p>
      <text:p text:style-name="P350">=========================================================</text:p>
      <text:p text:style-name="P351">CEREAL 8</text:p>
      <text:p text:style-name="P352">Coef : 0.024930351486950775</text:p>
      <text:p text:style-name="P353">Coef/err : 2.641633410116075</text:p>
      <text:p text:style-name="P354">=========================================================</text:p>
      <text:p text:style-name="P355">CEREAL 9</text:p>
      <text:p text:style-name="P356">Coef : 0.024937923983993304</text:p>
      <text:p text:style-name="P357">Coef/err : 2.648929270532887</text:p>
      <text:p text:style-name="P358">=========================================================</text:p>
      <text:p text:style-name="P359">CEREAL 10</text:p>
      <text:p text:style-name="P360">Coef : 0.02485460240535664</text:p>
      <text:p text:style-name="P361">Coef/err : 2.6464039696635866</text:p>
      <text:p text:style-name="P362">=========================================================</text:p>
      <text:p text:style-name="P363">CEREAL 11</text:p>
      <text:p text:style-name="P364">Coef : 0.02487242272623491</text:p>
      <text:p text:style-name="P365">Coef/err : 2.6482649368402686</text:p>
      <text:p text:style-name="P366">=========================================================</text:p>
      <text:soft-page-break/>
      <text:p text:style-name="P367">CEREAL 13</text:p>
      <text:p text:style-name="P368">Coef : 0.024376127621587695</text:p>
      <text:p text:style-name="P369">Coef/err : 2.5713953426204186</text:p>
      <text:p text:style-name="P370">=========================================================</text:p>
      <text:p text:style-name="P371">CEREAL 15</text:p>
      <text:p text:style-name="P372">Coef : 0.024991945968197538</text:p>
      <text:p text:style-name="P373">Coef/err : 2.6555054715891973</text:p>
      <text:p text:style-name="P374">=========================================================</text:p>
      <text:p text:style-name="P375">CEREAL 16</text:p>
      <text:p text:style-name="P376">Coef : 0.024828199386284</text:p>
      <text:p text:style-name="P377">Coef/err : 2.647197817622778</text:p>
      <text:p text:style-name="P378">=========================================================</text:p>
      <text:p text:style-name="P379">CEREAL 17</text:p>
      <text:p text:style-name="P380">Coef : 0.02428394026476255</text:p>
      <text:p text:style-name="P381">Coef/err : 2.570125855367451</text:p>
      <text:p text:style-name="P382">=========================================================</text:p>
      <text:p text:style-name="P383">CEREAL 18</text:p>
      <text:p text:style-name="P384">Coef : 0.023360775385064425</text:p>
      <text:p text:style-name="P385">Coef/err : 2.4916262490283114</text:p>
      <text:p text:style-name="P386">=========================================================</text:p>
      <text:p text:style-name="P387">CEREAL 19</text:p>
      <text:p text:style-name="P388">Coef : 0.02543768688761383</text:p>
      <text:p text:style-name="P389">Coef/err : 2.70164443557819</text:p>
      <text:p text:style-name="P390">=========================================================</text:p>
      <text:p text:style-name="P391">CEREAL 20</text:p>
      <text:p text:style-name="P392">Coef : 0.02732165515740248</text:p>
      <text:p text:style-name="P393">Coef/err : 2.894957933004742</text:p>
      <text:p text:style-name="P394">=========================================================</text:p>
      <text:p text:style-name="P395">CEREAL 22</text:p>
      <text:p text:style-name="P396">Coef : 0.025636610639674595</text:p>
      <text:p text:style-name="P397">Coef/err : 2.731416891586609</text:p>
      <text:p text:style-name="P398">=========================================================</text:p>
      <text:p text:style-name="P399">CEREAL 23</text:p>
      <text:p text:style-name="P400">Coef : 0.023220473497560734</text:p>
      <text:p text:style-name="P401">Coef/err : 2.4115746631197092</text:p>
      <text:p text:style-name="P402">Size of the control group: 245.</text:p>
      <text:p text:style-name="P403">=========================================================</text:p>
      <text:p text:style-name="P404">PASTA 1</text:p>
      <text:p text:style-name="P405">Coef : 0.027042021531895166</text:p>
      <text:p text:style-name="P406">Coef/err : 2.0550030662069805</text:p>
      <text:p text:style-name="P407">=========================================================</text:p>
      <text:p text:style-name="P408">PASTA 3</text:p>
      <text:p text:style-name="P409">Coef : 0.027486916291689534</text:p>
      <text:p text:style-name="P410">Coef/err : 2.092685150938765</text:p>
      <text:p text:style-name="P411">=========================================================</text:p>
      <text:p text:style-name="P412">PASTA 4</text:p>
      <text:p text:style-name="P413">Coef : 0.027865522679289656</text:p>
      <text:p text:style-name="P414">Coef/err : 2.116475322461749</text:p>
      <text:p text:style-name="P415">=========================================================</text:p>
      <text:p text:style-name="P416">PASTA 6</text:p>
      <text:p text:style-name="P417">Coef : 0.0268903429057894</text:p>
      <text:p text:style-name="P418">Coef/err : 2.0386215763081195</text:p>
      <text:p text:style-name="P419">=========================================================</text:p>
      <text:p text:style-name="P420">PASTA 7</text:p>
      <text:p text:style-name="P421">Coef : 0.028834835053860086</text:p>
      <text:p text:style-name="P422">Coef/err : 2.1998335280789116</text:p>
      <text:p text:style-name="P423">=========================================================</text:p>
      <text:p text:style-name="P424">PASTA 8</text:p>
      <text:p text:style-name="P425">Coef : 0.027234813462318153</text:p>
      <text:p text:style-name="P426">Coef/err : 2.0494351359811964</text:p>
      <text:p text:style-name="P427">=========================================================</text:p>
      <text:soft-page-break/>
      <text:p text:style-name="P428">PASTA 9</text:p>
      <text:p text:style-name="P429">Coef : 0.027561764835723146</text:p>
      <text:p text:style-name="P430">Coef/err : 2.099106469626335</text:p>
      <text:p text:style-name="P431">=========================================================</text:p>
      <text:p text:style-name="P432">PASTA 11</text:p>
      <text:p text:style-name="P433">Coef : 0.02662887090428634</text:p>
      <text:p text:style-name="P434">Coef/err : 2.0204065185746383</text:p>
      <text:p text:style-name="P435">=========================================================</text:p>
      <text:p text:style-name="P436">PASTA 13</text:p>
      <text:p text:style-name="P437">Coef : 0.028669489498044376</text:p>
      <text:p text:style-name="P438">Coef/err : 2.128887364806774</text:p>
      <text:p text:style-name="P439">=========================================================</text:p>
      <text:p text:style-name="P440">PASTA 15</text:p>
      <text:p text:style-name="P441">Coef : 0.029322269093357</text:p>
      <text:p text:style-name="P442">Coef/err : 2.1820851606994927</text:p>
      <text:p text:style-name="P443">=========================================================</text:p>
      <text:p text:style-name="P444">PASTA 16</text:p>
      <text:p text:style-name="P445">Coef : 0.026444394918240244</text:p>
      <text:p text:style-name="P446">Coef/err : 2.0201535085709432</text:p>
      <text:p text:style-name="P447">=========================================================</text:p>
      <text:p text:style-name="P448">PASTA 17</text:p>
      <text:p text:style-name="P449">Coef : 0.028443784337389477</text:p>
      <text:p text:style-name="P450">Coef/err : 2.1529872611144603</text:p>
      <text:p text:style-name="P451">=========================================================</text:p>
      <text:p text:style-name="P452">PASTA 22</text:p>
      <text:p text:style-name="P453">Coef : 0.026323149454232864</text:p>
      <text:p text:style-name="P454">Coef/err : 2.0118063569611278</text:p>
      <text:p text:style-name="P455">=========================================================</text:p>
      <text:p text:style-name="P456">PASTA 23</text:p>
      <text:p text:style-name="P457">Coef : 0.029329583100229373</text:p>
      <text:p text:style-name="P458">Coef/err : 2.1844276724935363</text:p>
      <text:p text:style-name="P459">Size of the control group: 393.</text:p>
      <text:p text:style-name="P460">=========================================================</text:p>
      <text:p text:style-name="P461">PAPER PRODUCTS 1</text:p>
      <text:p text:style-name="P462">Coef : -0.03569378170803117</text:p>
      <text:p text:style-name="P463">Coef/err : 2.2466857350609795</text:p>
      <text:p text:style-name="P464">=========================================================</text:p>
      <text:p text:style-name="P465">PAPER PRODUCTS 5</text:p>
      <text:p text:style-name="P466">Coef : -0.03665730634927977</text:p>
      <text:p text:style-name="P467">Coef/err : 2.280481067447863</text:p>
      <text:p text:style-name="P468">=========================================================</text:p>
      <text:p text:style-name="P469">PAPER PRODUCTS 7</text:p>
      <text:p text:style-name="P470">Coef : -0.03411224285779546</text:p>
      <text:p text:style-name="P471">Coef/err : 2.1561561951473687</text:p>
      <text:p text:style-name="P472">=========================================================</text:p>
      <text:p text:style-name="P473">PAPER PRODUCTS 8</text:p>
      <text:p text:style-name="P474">Coef : -0.035059154371803736</text:p>
      <text:p text:style-name="P475">Coef/err : 2.2148374224407297</text:p>
      <text:p text:style-name="P476">=========================================================</text:p>
      <text:p text:style-name="P477">PAPER PRODUCTS 9</text:p>
      <text:p text:style-name="P478">Coef : -0.037517199192455775</text:p>
      <text:p text:style-name="P479">Coef/err : 2.3485311336256314</text:p>
      <text:p text:style-name="P480">=========================================================</text:p>
      <text:p text:style-name="P481">PAPER PRODUCTS 10</text:p>
      <text:p text:style-name="P482">Coef : -0.037713836156432756</text:p>
      <text:p text:style-name="P483">Coef/err : 2.378877561864596</text:p>
      <text:p text:style-name="P484">=========================================================</text:p>
      <text:p text:style-name="P485">PAPER PRODUCTS 11</text:p>
      <text:p text:style-name="P486">Coef : -0.035172624200332736</text:p>
      <text:p text:style-name="P487">Coef/err : 2.203911015437262</text:p>
      <text:p text:style-name="P488">=========================================================</text:p>
      <text:soft-page-break/>
      <text:p text:style-name="P489">PAPER PRODUCTS 15</text:p>
      <text:p text:style-name="P490">Coef : -0.03432013881227669</text:p>
      <text:p text:style-name="P491">Coef/err : 2.1402692491898163</text:p>
      <text:p text:style-name="P492">=========================================================</text:p>
      <text:p text:style-name="P493">PAPER PRODUCTS 16</text:p>
      <text:p text:style-name="P494">Coef : -0.03746512178400385</text:p>
      <text:p text:style-name="P495">Coef/err : 2.363057415344373</text:p>
      <text:p text:style-name="P496">=========================================================</text:p>
      <text:p text:style-name="P497">PAPER PRODUCTS 17</text:p>
      <text:p text:style-name="P498">Coef : -0.03692968252017459</text:p>
      <text:p text:style-name="P499">Coef/err : 2.2765719205783066</text:p>
      <text:p text:style-name="P500">=========================================================</text:p>
      <text:p text:style-name="P501">PAPER PRODUCTS 18</text:p>
      <text:p text:style-name="P502">Coef : -0.03322981238277345</text:p>
      <text:p text:style-name="P503">Coef/err : 2.0722320222257142</text:p>
      <text:p text:style-name="P504">=========================================================</text:p>
      <text:p text:style-name="P505">PAPER PRODUCTS 19</text:p>
      <text:p text:style-name="P506">Coef : -0.03554556833238909</text:p>
      <text:p text:style-name="P507">Coef/err : 2.2356321683613043</text:p>
      <text:p text:style-name="P508">=========================================================</text:p>
      <text:p text:style-name="P509">PAPER PRODUCTS 20</text:p>
      <text:p text:style-name="P510">Coef : -0.034167963672784296</text:p>
      <text:p text:style-name="P511">Coef/err : 2.126971996137611</text:p>
      <text:p text:style-name="P512">=========================================================</text:p>
      <text:p text:style-name="P513">PAPER PRODUCTS 22</text:p>
      <text:p text:style-name="P514">Coef : -0.03454507169657195</text:p>
      <text:p text:style-name="P515">Coef/err : 2.1810747251084384</text:p>
      <text:p text:style-name="P516">=========================================================</text:p>
      <text:p text:style-name="P517">PAPER PRODUCTS 23</text:p>
      <text:p text:style-name="P518">Coef : -0.0452953854565582</text:p>
      <text:p text:style-name="P519">Coef/err : 2.8069222929917297</text:p>
      <text:p text:style-name="P520">Size of the control group: 122.</text:p>
      <text:p text:style-name="P521"/>
      <text:p text:style-name="Normal"><text:span text:style-name="T522">MILK, CHEESE,<text:s/></text:span><text:span text:style-name="T523">CONDIMENTS, GRAVIES, AND SAUCES</text:span><text:span text:style-name="T524">,<text:s/></text:span><text:span text:style-name="T525">CANDY</text:span><text:span text:style-name="T526">,<text:s/></text:span><text:span text:style-name="T527">EGGS</text:span><text:span text:style-name="T528">,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ès Narduzzi--Minatchy</meta:initial-creator>
    <dc:creator>Inès Narduzzi--Minatchy</dc:creator>
    <meta:creation-date>2022-11-08T15:09:00Z</meta:creation-date>
    <dc:date>2022-11-08T22:57:00Z</dc:date>
    <meta:template xlink:href="Normal" xlink:type="simple"/>
    <meta:editing-cycles>4</meta:editing-cycles>
    <meta:editing-duration>PT0S</meta:editing-duration>
    <meta:document-statistic meta:page-count="9" meta:paragraph-count="33" meta:word-count="2588" meta:character-count="16791" meta:row-count="118" meta:non-whitespace-character-count="14236"/>
  </office:meta>
</office:document-meta>
</file>